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Chi-square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Number of degrees of free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bability</text:p>
          </table:table-cell>
          <table:table-cell table:formula="of:=LEGACY.CHIDIST([.B1];[.B2])" office:value-type="float" office:value="0.00640933344625638" calcext:value-type="float">
            <text:p>0.006409333446256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20:20:59.619764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0:19:38.161406164</meta:creation-date>
    <dc:date>2023-06-20T20:21:20.881163408</dc:date>
    <meta:editing-duration>PT3M42S</meta:editing-duration>
    <meta:editing-cycles>2</meta:editing-cycles>
    <meta:generator>LibreOffice/7.5.4.2$Linux_X86_64 LibreOffice_project/50$Build-2</meta:generator>
    <meta:document-statistic meta:table-count="1" meta:cell-count="6" meta:object-count="0"/>
  </office:meta>
</office:document-meta>
</file>